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8c34b" officeooo:paragraph-rsid="004f48a3"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use-window-font-color="true" fo:font-size="11pt" fo:language="es" fo:country="AR" style:text-underline-style="none" fo:font-weight="normal" officeooo:rsid="004f0638" officeooo:paragraph-rsid="0038c34b"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use-window-font-color="true" fo:font-size="11pt" fo:language="es" fo:country="AR" style:text-underline-style="none" fo:font-weight="normal" officeooo:rsid="0050a886" officeooo:paragraph-rsid="0050a886"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style:use-window-font-color="true" fo:font-size="11pt" fo:language="es" fo:country="AR" style:text-underline-style="none" fo:font-weight="normal" officeooo:rsid="00556bde" officeooo:paragraph-rsid="00556bde" style:font-size-asian="9.60000038146973pt" style:font-weight-asian="normal" style:font-size-complex="11pt" style:font-weight-complex="normal"/>
    </style:style>
    <style:style style:name="P10" style:family="paragraph" style:parent-style-name="Standard" style:list-style-name="L1">
      <style:paragraph-properties fo:text-align="justify" style:justify-single-word="false"/>
      <style:text-properties style:use-window-font-color="true" fo:font-size="11pt" fo:language="es" fo:country="AR" style:text-underline-style="none" fo:font-weight="normal" officeooo:rsid="0050a886" officeooo:paragraph-rsid="0050a886"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use-window-font-color="true" fo:font-size="11pt" fo:language="es" fo:country="AR" style:text-underline-style="none" fo:font-weight="normal" officeooo:rsid="0050a886" officeooo:paragraph-rsid="005936b9" style:font-size-asian="9.60000038146973pt" style:font-weight-asian="normal" style:font-size-complex="11pt" style:font-weight-complex="normal"/>
    </style:style>
    <style:style style:name="P12" style:family="paragraph" style:parent-style-name="Standard" style:list-style-name="L1">
      <style:paragraph-properties fo:text-align="justify" style:justify-single-word="false"/>
      <style:text-properties style:use-window-font-color="true" fo:font-size="11pt" fo:language="es" fo:country="AR" style:text-underline-style="none" fo:font-weight="normal" officeooo:rsid="00556bde" officeooo:paragraph-rsid="00556bde"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officeooo:paragraph-rsid="005936b9"/>
    </style:style>
    <style:style style:name="T1" style:family="text">
      <style:text-properties officeooo:rsid="0024bcb6"/>
    </style:style>
    <style:style style:name="T2" style:family="text">
      <style:text-properties officeooo:rsid="00433de3"/>
    </style:style>
    <style:style style:name="T3" style:family="text">
      <style:text-properties style:use-window-font-color="true" officeooo:rsid="00433de3"/>
    </style:style>
    <style:style style:name="T4" style:family="text">
      <style:text-properties style:use-window-font-color="true" officeooo:rsid="004f0638"/>
    </style:style>
    <style:style style:name="T5" style:family="text">
      <style:text-properties style:use-window-font-color="true" officeooo:rsid="004f48a3"/>
    </style:style>
    <style:style style:name="T6" style:family="text">
      <style:text-properties style:use-window-font-color="true" officeooo:rsid="0050a886"/>
    </style:style>
    <style:style style:name="T7" style:family="text">
      <style:text-properties officeooo:rsid="0053cbee"/>
    </style:style>
    <style:style style:name="T8" style:family="text">
      <style:text-properties officeooo:rsid="0055641c"/>
    </style:style>
    <style:style style:name="T9" style:family="text">
      <style:text-properties officeooo:rsid="005674ef"/>
    </style:style>
    <style:style style:name="T10" style:family="text">
      <style:text-properties fo:font-size="11pt" fo:language="es" fo:country="AR" style:text-underline-style="none" fo:font-weight="normal" officeooo:rsid="005674ef" style:font-size-asian="9.60000038146973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9in" fo:text-indent="-0.25in" fo:margin-left="3.0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9in" fo:text-indent="-0.25in" fo:margin-left="3.289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2">12</text:span>.<text:span text:style-name="T1">1</text:span></text:p>
      <text:p text:style-name="P4"/>
      <text:p text:style-name="P5"><text:span text:style-name="T3"><text:tab/>1) </text:span><text:span text:style-name="T4">La utilización de BitStuffing nace de poder costear la posibilidad de transferencias de largas cadenas de '1' seguidas (considerando que la precensia de '0' conlleva un flanco).</text:span></text:p>
      <text:p text:style-name="P7"><text:tab/>La combinación con NRZI nació con la necesidad de aumentar la frecuencia del bus haciendo más robusto al sistema en lo que respecta la sincronización entre Hosts.</text:p>
      <text:p text:style-name="P5"/>
      <text:p text:style-name="P6"><text:span text:style-name="T4"><text:tab/>2) </text:span><text:span text:style-name="T5">Se usa Manchester porque permite recuperación de reloj de manera sencilla, la baja frecuencia permite cierta facilidad y flexibilidad para utilizarse como self-clocking.</text:span></text:p>
      <text:p text:style-name="P6"/>
      <text:p text:style-name="P6"><text:span text:style-name="T5"><text:tab/></text:span><text:span text:style-name="T6">3) Se usa 8b10b por varias razones</text:span></text:p>
      <text:list xml:id="list8315157608444362470" text:style-name="L1">
        <text:list-item>
          <text:p text:style-name="P10">Recuperación de CLK</text:p>
        </text:list-item>
        <text:list-item>
          <text:p text:style-name="P10">Ruptura de muchos '1' o '0' seguidos</text:p>
        </text:list-item>
        <text:list-item>
          <text:p text:style-name="P10">Manejo de nivel de continua del canal</text:p>
        </text:list-item>
        <text:list-item>
          <text:p text:style-name="P10">Control de errores</text:p>
        </text:list-item>
        <text:list-item>
          <text:p text:style-name="P10">Agregado de palabras reservadas para el control de flujo del bus</text:p>
        </text:list-item>
        <text:list-item>
          <text:p text:style-name="P12">Disminución del ancho de banda necesario en relación a Manchester</text:p>
        </text:list-item>
      </text:list>
      <text:p text:style-name="P9"/>
      <text:p text:style-name="P13"><text:span text:style-name="T10"><text:tab/>4) Según la</text:span><text:span text:style-name="T9"> norma IEEE 802.3x, "Ethernet Flow Control", el control de flujo para la convivencia de sistemas con diferente capacidad de procesamiento de tramas se realiza con las tramas PAUSE, las cuales son emitidas por el terminal más lento para decirle al emisor que espere cierta cantidad (entre 0 y </text:span>65535<text:span text:style-name="T9">) de “quanta” (unidad de pausa), equivalente a 512 tiempos de bit.</text:span></text:p>
      <text:p text:style-name="P11"/>
      <text:p text:style-name="P8"><text:tab/><text:span text:style-name="T8">5) Lo que mejoraría la calidad de enlace sería la posibilidad de detectar la pérdidas de paqueter y así la retransmisión de los mismos (lo cual no está implementado y por eso Ethernet 802.3 es considerado un protocolo “no fiable”).</text:span></text:p>
      <text:p text:style-name="P8"/>
      <text:p text:style-name="P8"><text:tab/><text:span text:style-name="T7">6) Hot Pluging significa que el dispositivo pueda conectarse con el Host en funcionamiento. En protocolos como CAN o LIN esto no era necesario ya que no se pensaba que se iba a agregar un dispositivo mientras el auto este funcionando, pero en USB esto fue muy diferente, y permtió que se pueda agregar un Mouse sin necesidad de apagar la computadora para que funcio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14T20:39:35.388288873</dc:date>
    <meta:editing-duration>PT13H33M6S</meta:editing-duration>
    <meta:editing-cycles>76</meta:editing-cycles>
    <meta:document-statistic meta:table-count="0" meta:image-count="0" meta:object-count="0" meta:page-count="1" meta:paragraph-count="16" meta:word-count="315" meta:character-count="1900" meta:non-whitespace-character-count="1557"/>
  </office:meta>
</office:document-meta>
</file>